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HelveticaNeue-Light" svg:font-family="HelveticaNeue-Light, 'Helvetica Neue Light', 'Helvetica Neue', Helvetica, Arial, 'Lucida Grande', sans-serif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HelveticaNeue-Light" fo:font-size="9.60000038146973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HelveticaNeue-Light" fo:font-size="9.60000038146973pt" fo:letter-spacing="normal" fo:font-style="normal" fo:font-weight="normal" officeooo:paragraph-rsid="001f19bf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style:line-height-at-least="0.339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HelveticaNeue-Light" fo:font-size="9.60000038146973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cm" style:contextual-spacing="false" style:line-height-at-least="0.339cm" fo:text-align="justify" style:justify-single-word="false" fo:orphans="2" fo:widows="2"/>
      <style:text-properties fo:font-variant="normal" fo:text-transform="none" fo:color="#000000" loext:opacity="100%" style:font-name="HelveticaNeue-Light" fo:font-size="9.60000038146973pt" fo:letter-spacing="normal" fo:font-style="normal" fo:font-weight="normal"/>
    </style:style>
    <style:style style:name="P5" style:family="paragraph" style:parent-style-name="Text_20_body" style:list-style-name="L1">
      <style:paragraph-properties style:line-height-at-least="0.339cm" fo:text-align="justify" style:justify-single-word="false" fo:orphans="2" fo:widows="2"/>
      <style:text-properties fo:font-variant="normal" fo:text-transform="none" fo:color="#000000" loext:opacity="100%" style:font-name="HelveticaNeue-Light" fo:font-size="9.60000038146973pt" fo:letter-spacing="normal" fo:font-style="normal" fo:font-weight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fed29" fo:background-color="#ffff00" loext:char-shading-value="0"/>
    </style:style>
    <style:style style:name="T4" style:family="text">
      <style:text-properties fo:background-color="#ff0000" loext:char-shading-value="0"/>
    </style:style>
    <style:style style:name="T5" style:family="text">
      <style:text-properties fo:background-color="#ff00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a empresa</text:span> está formada por una serie de <text:span text:style-name="T2">empleados</text:span> o usuarios de los que se <text:span text:style-name="T2">almacenan</text:span> para todos ellos <text:span text:style-name="T2">el DNI, nombre, apellidos, fecha de nacimiento, teléfono, dirección (vía, nombre, número), salario y código de usuario.</text:span></text:p>
      <text:p text:style-name="P1"/>
      <text:p text:style-name="P1"/>
      <text:p text:style-name="P1">Se quiere diseñar una base de datos que controle para cada usuario los datos anteriores, teniendo en cuenta que el <text:span text:style-name="T2">código de usuario es único</text:span> para cada usuario y servirá para identificarlo en la base de datos. <text:span text:style-name="T5">Cada usuario ha creado alguna de las páginas webs que realiza la empresa.</text:span></text:p>
      <text:p text:style-name="P1"/>
      <text:p text:style-name="P2">Sobre cada <text:span text:style-name="T2">página web</text:span> se desea <text:span text:style-name="T2">almacenar</text:span> su <text:span text:style-name="T2">URL, título, temática, autor principal y tipo de página web</text:span>. A su vez, cada página</text:p>
      <text:p text:style-name="P2"><text:s/><text:span text:style-name="T2">web puede ser</text:span>:</text:p>
      <text:list xml:id="list506383923" text:style-name="L1">
        <text:list-item>
          <text:p text:style-name="P3"><text:span text:style-name="T2">Convencional</text:span>: donde se debe <text:span text:style-name="T2">almacenar</text:span> el <text:span text:style-name="T2">número de visitas, si tiene publicidad y si tiene marcos</text:span>.</text:p>
        </text:list-item>
        <text:list-item>
          <text:p text:style-name="P4"><text:span text:style-name="T2">Blog</text:span>: En este caso se <text:span text:style-name="T2">almacenará</text:span> el <text:span text:style-name="T2">número de entradas</text:span> y el <text:span text:style-name="T2">número de etiquetas</text:span>.</text:p>
        </text:list-item>
        <text:list-item>
          <text:p text:style-name="P5"><text:span text:style-name="T2">Wik</text:span>i: Aquí se <text:span text:style-name="T2">almacenará</text:span> el <text:span text:style-name="T2">número de referencias</text:span> y los <text:span text:style-name="T2">idiomas que contempla</text:span>.</text:p>
          <text:p text:style-name="P5"/>
        </text:list-item>
      </text:list>
      <text:p text:style-name="P2">La publicidad se ofrece sobre algunas empresas, de las que se quiere saber su nombre y actividad. Esta publicidad se ofrece en algunas páginas de tipo convencional. </text:p>
      <text:p text:style-name="P2"/>
      <text:p text:style-name="P2">Para cada empresa que quiera anunciarse en una página de este tipo se le impone una fecha de inicio, una de fin y un precio por dicho servicio por cada página en la que se publicita. </text:p>
      <text:p text:style-name="P2"/>
      <text:p text:style-name="P2">Las <text:span text:style-name="T2">páginas</text:span> de tipo <text:span text:style-name="T2">convencional no tienen límite de empresas publicitadas</text:span>. </text:p>
      <text:p text:style-name="P2"/>
      <text:p text:style-name="P2">Asimismo,  las <text:span text:style-name="T2">empresas</text:span> pueden solicitar <text:span text:style-name="T2">ser publicitadas en cualquier página de dicho tipo</text:span>.</text:p>
      <text:p text:style-name="P1"/>
      <text:p text:style-name="P1">De los <text:span text:style-name="T2">idiomas</text:span> (referenciados en las páginas wiki) se debe <text:span text:style-name="T2">guardar</text:span> el <text:span text:style-name="T2">código de idioma y el nombre del mismo</text:span>.</text:p>
      <text:p text:style-name="P1"/>
      <text:p text:style-name="P2">Los <text:span text:style-name="T2">usuarios pueden crear muchas webs</text:span> y una <text:span text:style-name="T2">web puede haber sido creada por muchos usuarios. </text:span></text:p>
      <text:p text:style-name="P2"/>
      <text:p text:style-name="P2">También puede haber otros tipos de webs que no sean: convencional, blog, wiki, pero no se contemplan en el diagrama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HelveticaNeue-Light" svg:font-family="HelveticaNeue-Light, 'Helvetica Neue Light', 'Helvetica Neue', Helvetica, Arial, 'Lucida Grande', sans-serif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s" fo:country="E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s" fo:country="E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7T20:30:03.810106873</meta:creation-date>
    <dc:date>2021-11-27T22:56:20.331707408</dc:date>
    <meta:editing-duration>PT57M37S</meta:editing-duration>
    <meta:editing-cycles>1</meta:editing-cycles>
    <meta:document-statistic meta:table-count="0" meta:image-count="0" meta:object-count="0" meta:page-count="1" meta:paragraph-count="15" meta:word-count="303" meta:character-count="1740" meta:non-whitespace-character-count="1449"/>
    <meta:generator>LibreOffice/7.2.3.2$Linux_X86_64 LibreOffice_project/20$Build-2</meta:generator>
  </office:meta>
</office:document-meta>
</file>